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550" officeooo:paragraph-rsid="000c5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jshfd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22:17.366655005</meta:creation-date>
    <dc:date>2018-09-24T10:24:16.189979943</dc:date>
    <meta:editing-duration>PT4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